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7.98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6.525cm"/>
    </style:style>
    <style:style style:name="co8" style:family="table-column">
      <style:table-column-properties fo:break-before="auto" style:column-width="1.653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de" fo:country="CH"/>
    </style:style>
    <style:style style:name="ce3" style:family="table-cell" style:parent-style-name="Default">
      <style:text-properties fo:language="de" fo:country="CH"/>
    </style:style>
    <style:style style:name="ce4" style:family="table-cell" style:parent-style-name="Default" style:data-style-name="N100">
      <style:text-properties fo:language="de" fo:country="CH"/>
    </style:style>
    <style:style style:name="ce5" style:family="table-cell" style:parent-style-name="Default" style:data-style-name="N100"/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de" fo:country="CH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8" style:family="table-cell" style:parent-style-name="Default" style:data-style-name="N1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9" style:family="table-cell" style:parent-style-name="Default" style:data-style-name="N61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0" style:family="table-cell" style:parent-style-name="Default" style:data-style-name="N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1" style:family="table-cell" style:parent-style-name="Default" style:data-style-name="N4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2" style:family="table-cell" style:parent-style-name="Default" style:data-style-name="N36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3" style:family="table-cell" style:parent-style-name="Default" style:data-style-name="N99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4" style:family="table-cell" style:parent-style-name="Default" style:data-style-name="N164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5" style:family="table-cell" style:parent-style-name="Default" style:data-style-name="N193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6" style:family="table-cell" style:parent-style-name="Default" style:data-style-name="N196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7" style:family="table-cell" style:parent-style-name="Default" style:data-style-name="N195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8" style:family="table-cell" style:parent-style-name="Default">
      <style:text-properties fo:language="de" fo:country="CH"/>
      <style:map style:condition="is-true-formula(Sheet1.$#REF!#REF!&gt;COLUMN(Sheet1.F110)-3)" style:apply-style-name="Excel_5f_CondFormat_5f_1_5f_2_5f_1" style:base-cell-address="Sheet1.F110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Verdana" fo:font-size="10pt" fo:language="de" fo:country="CH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ext-properties fo:language="en" fo:country="US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21"/>
        <table:table-column table:style-name="co7" table:default-cell-style-name="ce2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20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7" office:value-type="string">
            <text:p>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7" office:value-type="string">
            <text:p><text:s/>123 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ooc:=VALUE([.C4])" office:value-type="float" office:value="0">
            <text:p>Err:502</text:p>
          </table:table-cell>
          <table:table-cell table:style-name="ce7" office:value-type="string">
            <text:p>123.5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7" office:value-type="string">
            <text:p><text:s/>-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0">
            <text:p>Err:502</text:p>
          </table:table-cell>
          <table:table-cell table:style-name="ce7" office:value-type="string">
            <text:p>100'000'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VALUE([.C7])" office:value-type="float" office:value="0.2">
            <text:p>0,2</text:p>
          </table:table-cell>
          <table:table-cell table:style-name="ce8" office:value-type="string">
            <text:p>20%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0">
            <text:p>Err:502</text:p>
          </table:table-cell>
          <table:table-cell table:style-name="ce9" office:value-type="string">
            <text:p>1'234.567e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9" office:value-type="string">
            <text:p>-12345e-10</text:p>
          </table:table-cell>
          <table:table-cell table:style-name="ce9"/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0">
            <text:p>Err:502</text:p>
          </table:table-cell>
          <table:table-cell table:style-name="ce9" office:value-type="string">
            <text:p>-123'456E-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2.345">
            <text:p>12,35</text:p>
          </table:table-cell>
          <table:table-cell table:formula="oooc:=VALUE([.C11])" office:value-type="float" office:value="12.345">
            <text:p>12,35</text:p>
          </table:table-cell>
          <table:table-cell table:style-name="ce10" office:value-type="float" office:value="12.345">
            <text:p>12,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2])" office:value-type="float" office:value="35981">
            <text:p>35981</text:p>
          </table:table-cell>
          <table:table-cell table:style-name="ce9" office:value-type="string">
            <text:p>5.7.19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3])" office:value-type="float" office:value="35981">
            <text:p>35981</text:p>
          </table:table-cell>
          <table:table-cell table:style-name="ce9" office:value-type="string">
            <text:p>5.7.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14])" office:value-type="float" office:value="35981.5090277778">
            <text:p>35981,51</text:p>
          </table:table-cell>
          <table:table-cell table:style-name="ce9" office:value-type="string">
            <text:p>5.7.1998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15])" office:value-type="float" office:value="35981.5091898148">
            <text:p>35981,51</text:p>
          </table:table-cell>
          <table:table-cell table:style-name="ce9" office:value-type="string">
            <text:p>5.7.98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,51</text:p>
          </table:table-cell>
          <table:table-cell table:formula="oooc:=VALUE([.C16])" office:value-type="float" office:value="0.509027777777778">
            <text:p>0,51</text:p>
          </table:table-cell>
          <table:table-cell table:style-name="ce11" office:value-type="string">
            <text:p>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,51</text:p>
          </table:table-cell>
          <table:table-cell table:formula="oooc:=VALUE([.C17])" office:value-type="float" office:value="0.509189814814815">
            <text:p>0,51</text:p>
          </table:table-cell>
          <table:table-cell table:style-name="ce9" office:value-type="string">
            <text:p>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,01</text:p>
          </table:table-cell>
          <table:table-cell table:formula="oooc:=VALUE([.C18])" office:value-type="float" office:value="0.00902777777777778">
            <text:p>0,01</text:p>
          </table:table-cell>
          <table:table-cell table:style-name="ce11" office:value-type="string">
            <text:p>0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,01</text:p>
          </table:table-cell>
          <table:table-cell table:formula="oooc:=VALUE([.C19])" office:value-type="float" office:value="0.00918981481481481">
            <text:p>0,01</text:p>
          </table:table-cell>
          <table:table-cell table:style-name="ce9" office:value-type="string">
            <text:p>0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959">
            <text:p>10959</text:p>
          </table:table-cell>
          <table:table-cell table:formula="oooc:=VALUE([.C20])" office:value-type="float" office:value="10959">
            <text:p>10959</text:p>
          </table:table-cell>
          <table:table-cell table:style-name="ce11" office:value-type="string">
            <text:p>1.1.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483">
            <text:p>47483</text:p>
          </table:table-cell>
          <table:table-cell table:formula="oooc:=VALUE([.C21])" office:value-type="float" office:value="47483">
            <text:p>47483</text:p>
          </table:table-cell>
          <table:table-cell table:style-name="ce9" office:value-type="string">
            <text:p>31.12.2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VALUE([.C22])" office:value-type="float" office:value="35981">
            <text:p>35981</text:p>
          </table:table-cell>
          <table:table-cell table:style-name="ce11" office:value-type="string">
            <text:p>5/7/19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">
            <text:p>35981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VALUE([.C23])" office:value-type="float" office:value="35981.5090277778">
            <text:p>35981,51</text:p>
          </table:table-cell>
          <table:table-cell table:style-name="ce9" office:value-type="string">
            <text:p>5/7/1998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.5090277778">
            <text:p>35981,51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VALUE([.C24])" office:value-type="float" office:value="35981.5091898148">
            <text:p>35981,51</text:p>
          </table:table-cell>
          <table:table-cell table:style-name="ce9" office:value-type="string">
            <text:p>5/7/1998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.5091898148">
            <text:p>35981,51</text:p>
          </table:table-cell>
          <table:table-cell table:number-columns-repeated="243"/>
        </table:table-row>
        <table:table-row table:style-name="ro2">
          <table:table-cell office:value-type="float" office:value="35981">
            <text:p>35981</text:p>
          </table:table-cell>
          <table:table-cell table:formula="oooc:=VALUE([.C25])" office:value-type="float" office:value="35981">
            <text:p>35981</text:p>
          </table:table-cell>
          <table:table-cell table:style-name="ce11" office:value-type="string">
            <text:p>1998/7/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26])" office:value-type="float" office:value="35981.5090277778">
            <text:p>35981,51</text:p>
          </table:table-cell>
          <table:table-cell table:style-name="ce9" office:value-type="string">
            <text:p>1998/7/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27])" office:value-type="float" office:value="35981.5091898148">
            <text:p>35981,51</text:p>
          </table:table-cell>
          <table:table-cell table:style-name="ce9" office:value-type="string">
            <text:p>1998/7/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28])" office:value-type="float" office:value="35981">
            <text:p>35981</text:p>
          </table:table-cell>
          <table:table-cell table:style-name="ce11" office:value-type="string">
            <text:p>1998-7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29])" office:value-type="float" office:value="35981.5090277778">
            <text:p>35981,51</text:p>
          </table:table-cell>
          <table:table-cell table:style-name="ce9" office:value-type="string">
            <text:p>1998-7-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30])" office:value-type="float" office:value="35981.5091898148">
            <text:p>35981,51</text:p>
          </table:table-cell>
          <table:table-cell table:style-name="ce9" office:value-type="string">
            <text:p>1998-7-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float" office:value="12.345">
            <text:p>12,35</text:p>
          </table:table-cell>
          <table:table-cell table:formula="oooc:=N([.C32])" office:value-type="float" office:value="12.345">
            <text:p>12,35</text:p>
          </table:table-cell>
          <table:table-cell table:style-name="ce10" office:value-type="float" office:value="12.345">
            <text:p>12,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33])" office:value-type="float" office:value="0">
            <text:p>0</text:p>
          </table:table-cell>
          <table:table-cell table:style-name="ce10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34])" office:value-type="float" office:value="39083">
            <text:p>39083</text:p>
          </table:table-cell>
          <table:table-cell table:style-name="ce12" office:value-type="date" office:date-value="2007-01-01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35])" office:value-type="float" office:value="0">
            <text:p>0</text:p>
          </table:table-cell>
          <table:table-cell table:style-name="ce10" office:value-type="string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36])" office:value-type="float" office:value="1">
            <text:p>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37])" office:value-type="float" office:value="0">
            <text:p>0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10"/>
          <table:table-cell table:style-name="ce7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39])" office:value-type="string" office:string-value="AaBbCcDd">
            <text:p>AaBbCcDd</text:p>
          </table:table-cell>
          <table:table-cell table:style-name="ce10" office:value-type="string">
            <text:p>AaBbCcDd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40])" office:value-type="string" office:string-value="АаБбВвГгДд">
            <text:p>АаБбВвГгДд</text:p>
          </table:table-cell>
          <table:table-cell table:style-name="ce10" office:value-type="string">
            <text:p>АаБбВвГгД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1])">
            <text:p/>
          </table:table-cell>
          <table:table-cell table:style-name="ce10" office:value-type="float" office:value="123.45">
            <text:p>123,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.45</text:p>
          </table:table-cell>
          <table:table-cell table:formula="oooc:=T([.C42])" office:value-type="string" office:string-value="123.45">
            <text:p>123.45</text:p>
          </table:table-cell>
          <table:table-cell table:style-name="ce10" office:value-type="string">
            <text:p>123.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3])">
            <text:p/>
          </table:table-cell>
          <table:table-cell table:style-name="ce12" office:value-type="date" office:date-value="2007-01-01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01.01.2007</text:p>
          </table:table-cell>
          <table:table-cell table:formula="oooc:=T([.C44])" office:value-type="string" office:string-value="01.01.2007">
            <text:p>01.01.2007</text:p>
          </table:table-cell>
          <table:table-cell table:style-name="ce10" office:value-type="string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5])">
            <text:p/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6])">
            <text:p/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48];[.D48])" office:value-type="string" office:string-value="0">
            <text:p>0</text:p>
          </table:table-cell>
          <table:table-cell table:style-name="ce10" office:value-type="float" office:value="0">
            <text:p>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49];[.D49])" office:value-type="string" office:string-value="99999999999,5">
            <text:p>99999999999,5</text:p>
          </table:table-cell>
          <table:table-cell table:style-name="ce14" office:value-type="float" office:value="99999999999.4999">
            <text:p>99999999999,49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50];[.D50])" office:value-type="string" office:string-value="99999999999,5">
            <text:p>99999999999,5</text:p>
          </table:table-cell>
          <table:table-cell table:style-name="ce14" office:value-type="float" office:value="99999999999.5">
            <text:p>99999999999,5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9</text:p>
          </table:table-cell>
          <table:table-cell table:formula="oooc:=TEXT([.C51];[.D51])" office:value-type="string" office:string-value="0">
            <text:p>0</text:p>
          </table:table-cell>
          <table:table-cell table:style-name="ce15" office:value-type="float" office:value="0.000000009">
            <text:p>0,000000009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3.558cm" draw:caption-point-x="-31.021cm" draw:caption-point-y="-23.5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52];[.D52])" office:value-type="string" office:string-value="0">
            <text:p>0</text:p>
          </table:table-cell>
          <table:table-cell table:style-name="ce15" office:value-type="float" office:value="0.000000009000001">
            <text:p>0,000000009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4.029cm" draw:caption-point-x="-31.021cm" draw:caption-point-y="-24.0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8E-05</text:p>
          </table:table-cell>
          <table:table-cell table:formula="oooc:=TEXT([.C53];[.D53])" office:value-type="string" office:string-value="0">
            <text:p>0</text:p>
          </table:table-cell>
          <table:table-cell table:style-name="ce16" office:value-type="float" office:value="0.0000777777777777777">
            <text:p>0,0000777777777777777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4.5cm" draw:caption-point-x="-31.021cm" draw:caption-point-y="-24.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777778</text:p>
          </table:table-cell>
          <table:table-cell table:formula="oooc:=TEXT([.C54];[.D54])" office:value-type="string" office:string-value="0">
            <text:p>0</text:p>
          </table:table-cell>
          <table:table-cell table:style-name="ce16" office:value-type="float" office:value="0.000777777777777777">
            <text:p>0,000777777777777777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4.971cm" draw:caption-point-x="-31.021cm" draw:caption-point-y="-24.9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7777778</text:p>
          </table:table-cell>
          <table:table-cell table:formula="oooc:=TEXT([.C55];[.D55])" office:value-type="string" office:string-value="0,01">
            <text:p>0,01</text:p>
          </table:table-cell>
          <table:table-cell table:style-name="ce16" office:value-type="float" office:value="0.00777777777777777">
            <text:p>0,00777777777777777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5.442cm" draw:caption-point-x="-31.021cm" draw:caption-point-y="-25.4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77777778</text:p>
          </table:table-cell>
          <table:table-cell table:formula="oooc:=TEXT([.C56];[.D56])" office:value-type="string" office:string-value="0,08">
            <text:p>0,08</text:p>
          </table:table-cell>
          <table:table-cell table:style-name="ce16" office:value-type="float" office:value="0.0777777777777777">
            <text:p>0,0777777777777777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5.913cm" draw:caption-point-x="-31.021cm" draw:caption-point-y="-25.9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777777778</text:p>
          </table:table-cell>
          <table:table-cell table:formula="oooc:=TEXT([.C57];[.D57])" office:value-type="string" office:string-value="0,78">
            <text:p>0,78</text:p>
          </table:table-cell>
          <table:table-cell table:style-name="ce16" office:value-type="float" office:value="0.777777777777777">
            <text:p>0,777777777777777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6.384cm" draw:caption-point-x="-31.021cm" draw:caption-point-y="-26.3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77778</text:p>
          </table:table-cell>
          <table:table-cell table:formula="oooc:=TEXT([.C58];[.D58])" office:value-type="string" office:string-value="7,78">
            <text:p>7,78</text:p>
          </table:table-cell>
          <table:table-cell table:style-name="ce16" office:value-type="float" office:value="7.77777777777777">
            <text:p>7,77777777777777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6.855cm" draw:caption-point-x="-31.021cm" draw:caption-point-y="-26.8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.77777778</text:p>
          </table:table-cell>
          <table:table-cell table:formula="oooc:=TEXT([.C59];[.D59])" office:value-type="string" office:string-value="77,78">
            <text:p>77,78</text:p>
          </table:table-cell>
          <table:table-cell table:style-name="ce16" office:value-type="float" office:value="77.7777777777777">
            <text:p>77,7777777777777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7.326cm" draw:caption-point-x="-31.021cm" draw:caption-point-y="-27.3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.7777778</text:p>
          </table:table-cell>
          <table:table-cell table:formula="oooc:=TEXT([.C60];[.D60])" office:value-type="string" office:string-value="777,78">
            <text:p>777,78</text:p>
          </table:table-cell>
          <table:table-cell table:style-name="ce16" office:value-type="float" office:value="777.777777777777">
            <text:p>777,777777777777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7.797cm" draw:caption-point-x="-31.021cm" draw:caption-point-y="-27.79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.777778</text:p>
          </table:table-cell>
          <table:table-cell table:formula="oooc:=TEXT([.C61];[.D61])" office:value-type="string" office:string-value="7777,78">
            <text:p>7777,78</text:p>
          </table:table-cell>
          <table:table-cell table:style-name="ce16" office:value-type="float" office:value="7777.77777777777">
            <text:p>7777,77777777777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.77778</text:p>
          </table:table-cell>
          <table:table-cell table:formula="oooc:=TEXT([.C62];[.D62])" office:value-type="string" office:string-value="77777,78">
            <text:p>77777,78</text:p>
          </table:table-cell>
          <table:table-cell table:style-name="ce16" office:value-type="float" office:value="77777.7777777777">
            <text:p>77777,7777777777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.7778</text:p>
          </table:table-cell>
          <table:table-cell table:formula="oooc:=TEXT([.C63];[.D63])" office:value-type="string" office:string-value="777777,78">
            <text:p>777777,78</text:p>
          </table:table-cell>
          <table:table-cell table:style-name="ce16" office:value-type="float" office:value="777777.777777777">
            <text:p>777777,777777777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.778</text:p>
          </table:table-cell>
          <table:table-cell table:formula="oooc:=TEXT([.C64];[.D64])" office:value-type="string" office:string-value="7777777,78">
            <text:p>7777777,78</text:p>
          </table:table-cell>
          <table:table-cell table:style-name="ce16" office:value-type="float" office:value="7777777.77777777">
            <text:p>7777777,77777777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.78</text:p>
          </table:table-cell>
          <table:table-cell table:formula="oooc:=TEXT([.C65];[.D65])" office:value-type="string" office:string-value="77777777,78">
            <text:p>77777777,78</text:p>
          </table:table-cell>
          <table:table-cell table:style-name="ce16" office:value-type="float" office:value="77777777.7777777">
            <text:p>77777777,7777777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.8</text:p>
          </table:table-cell>
          <table:table-cell table:formula="oooc:=TEXT([.C66];[.D66])" office:value-type="string" office:string-value="777777777,78">
            <text:p>777777777,78</text:p>
          </table:table-cell>
          <table:table-cell table:style-name="ce16" office:value-type="float" office:value="777777777.777777">
            <text:p>777777777,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67];[.D67])" office:value-type="string" office:string-value="7777777777,78">
            <text:p>7777777777,78</text:p>
          </table:table-cell>
          <table:table-cell table:style-name="ce16" office:value-type="float" office:value="7777777777.77777">
            <text:p>7777777777,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68];[.D68])" office:value-type="string" office:string-value="77777777777,78">
            <text:p>77777777777,78</text:p>
          </table:table-cell>
          <table:table-cell table:style-name="ce16" office:value-type="float" office:value="77777777777.7777">
            <text:p>77777777777,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1</text:p>
          </table:table-cell>
          <table:table-cell table:formula="oooc:=TEXT([.C69];[.D69])" office:value-type="string" office:string-value="777777777777,78">
            <text:p>777777777777,78</text:p>
          </table:table-cell>
          <table:table-cell table:style-name="ce16" office:value-type="float" office:value="777777777777.777">
            <text:p>777777777777,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2</text:p>
          </table:table-cell>
          <table:table-cell table:formula="oooc:=TEXT([.C70];[.D70])" office:value-type="string" office:string-value="7777777777777,77">
            <text:p>7777777777777,77</text:p>
          </table:table-cell>
          <table:table-cell table:style-name="ce16" office:value-type="float" office:value="7777777777777.77">
            <text:p>7777777777777,77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3</text:p>
          </table:table-cell>
          <table:table-cell table:formula="oooc:=TEXT([.C71];[.D71])" office:value-type="string" office:string-value="77777777777777,7">
            <text:p>77777777777777,7</text:p>
          </table:table-cell>
          <table:table-cell table:style-name="ce16" office:value-type="float" office:value="77777777777777.7">
            <text:p>77777777777777,7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32.977cm" draw:caption-point-x="-31.021cm" draw:caption-point-y="-32.9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.77778E+14</text:p>
          </table:table-cell>
          <table:table-cell table:formula="oooc:=TEXT([.C72];[.D72])" office:value-type="string" office:string-value="777777777777777">
            <text:p>777777777777777</text:p>
          </table:table-cell>
          <table:table-cell table:style-name="ce16" office:value-type="float" office:value="777777777777777">
            <text:p>777777777777777,0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33.448cm" draw:caption-point-x="-31.021cm" draw:caption-point-y="-33.4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.8</text:p>
          </table:table-cell>
          <table:table-cell table:formula="oooc:=TEXT([.C73];[.D73])" office:value-type="string" office:string-value="-777777777,78">
            <text:p>-777777777,78</text:p>
          </table:table-cell>
          <table:table-cell table:style-name="ce16" office:value-type="float" office:value="-777777777.777777">
            <text:p>-777777777,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74];[.D74])" office:value-type="string" office:string-value="-7777777777,78">
            <text:p>-7777777777,78</text:p>
          </table:table-cell>
          <table:table-cell table:style-name="ce16" office:value-type="float" office:value="-7777777777.77777">
            <text:p>-7777777777,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75];[.D75])" office:value-type="string" office:string-value="-77777777777,78">
            <text:p>-77777777777,78</text:p>
          </table:table-cell>
          <table:table-cell table:style-name="ce16" office:value-type="float" office:value="-77777777777.7777">
            <text:p>-77777777777,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.77778E+11</text:p>
          </table:table-cell>
          <table:table-cell table:formula="oooc:=TEXT([.C76];[.D76])" office:value-type="string" office:string-value="-777777777777,78">
            <text:p>-777777777777,78</text:p>
          </table:table-cell>
          <table:table-cell table:style-name="ce16" office:value-type="float" office:value="-777777777777.777">
            <text:p>-777777777777,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1</text:p>
          </table:table-cell>
          <table:table-cell table:formula="oooc:=TEXT([.C77];[.D77])" office:value-type="string" office:string-value="0">
            <text:p>0</text:p>
          </table:table-cell>
          <table:table-cell table:style-name="ce17" office:value-type="float" office:value="0.000000001">
            <text:p>0,00000000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5.803cm" draw:caption-point-x="-31.021cm" draw:caption-point-y="-35.80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011</text:p>
          </table:table-cell>
          <table:table-cell table:formula="oooc:=TEXT([.C78];[.D78])" office:value-type="string" office:string-value="0">
            <text:p>0</text:p>
          </table:table-cell>
          <table:table-cell table:style-name="ce17" office:value-type="float" office:value="0.000000011">
            <text:p>0,0000000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6.274cm" draw:caption-point-x="-31.021cm" draw:caption-point-y="-36.27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111</text:p>
          </table:table-cell>
          <table:table-cell table:formula="oooc:=TEXT([.C79];[.D79])" office:value-type="string" office:string-value="0">
            <text:p>0</text:p>
          </table:table-cell>
          <table:table-cell table:style-name="ce17" office:value-type="float" office:value="0.000000111">
            <text:p>0,000000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6.745cm" draw:caption-point-x="-31.021cm" draw:caption-point-y="-36.74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1111</text:p>
          </table:table-cell>
          <table:table-cell table:formula="oooc:=TEXT([.C80];[.D80])" office:value-type="string" office:string-value="0">
            <text:p>0</text:p>
          </table:table-cell>
          <table:table-cell table:style-name="ce17" office:value-type="float" office:value="0.000001111">
            <text:p>0,00000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7.216cm" draw:caption-point-x="-31.021cm" draw:caption-point-y="-37.21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11111</text:p>
          </table:table-cell>
          <table:table-cell table:formula="oooc:=TEXT([.C81];[.D81])" office:value-type="string" office:string-value="0">
            <text:p>0</text:p>
          </table:table-cell>
          <table:table-cell table:style-name="ce17" office:value-type="float" office:value="0.000011111">
            <text:p>0,0000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7.687cm" draw:caption-point-x="-31.021cm" draw:caption-point-y="-37.68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82];[.D82])" office:value-type="string" office:string-value="0">
            <text:p>0</text:p>
          </table:table-cell>
          <table:table-cell table:style-name="ce17" office:value-type="float" office:value="0.000111111">
            <text:p>0,000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8.158cm" draw:caption-point-x="-31.021cm" draw:caption-point-y="-38.1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83];[.D83])" office:value-type="string" office:string-value="0">
            <text:p>0</text:p>
          </table:table-cell>
          <table:table-cell table:style-name="ce17" office:value-type="float" office:value="0.001111111">
            <text:p>0,00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8.629cm" draw:caption-point-x="-31.021cm" draw:caption-point-y="-38.6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84];[.D84])" office:value-type="string" office:string-value="0,01">
            <text:p>0,01</text:p>
          </table:table-cell>
          <table:table-cell table:style-name="ce17" office:value-type="float" office:value="0.011111111">
            <text:p>0,0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9.1cm" draw:caption-point-x="-31.021cm" draw:caption-point-y="-39.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85];[.D85])" office:value-type="string" office:string-value="0,11">
            <text:p>0,11</text:p>
          </table:table-cell>
          <table:table-cell table:style-name="ce17" office:value-type="float" office:value="0.111111111">
            <text:p>0,1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9.571cm" draw:caption-point-x="-31.021cm" draw:caption-point-y="-39.5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86];[.D86])" office:value-type="string" office:string-value="0">
            <text:p>0</text:p>
          </table:table-cell>
          <table:table-cell table:style-name="ce17" office:value-type="float" office:value="0.00000000001">
            <text:p>0,00000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0.042cm" draw:caption-point-x="-31.021cm" draw:caption-point-y="-40.0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E-10</text:p>
          </table:table-cell>
          <table:table-cell table:formula="oooc:=TEXT([.C87];[.D87])" office:value-type="string" office:string-value="0">
            <text:p>0</text:p>
          </table:table-cell>
          <table:table-cell table:style-name="ce17" office:value-type="float" office:value="0.00000000011">
            <text:p>0,0000000001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0.513cm" draw:caption-point-x="-31.021cm" draw:caption-point-y="-40.5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01E-09</text:p>
          </table:table-cell>
          <table:table-cell table:formula="oooc:=TEXT([.C88];[.D88])" office:value-type="string" office:string-value="0">
            <text:p>0</text:p>
          </table:table-cell>
          <table:table-cell table:style-name="ce17" office:value-type="float" office:value="0.00000000101">
            <text:p>0,00000000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0.984cm" draw:caption-point-x="-31.021cm" draw:caption-point-y="-40.9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01E-08</text:p>
          </table:table-cell>
          <table:table-cell table:formula="oooc:=TEXT([.C89];[.D89])" office:value-type="string" office:string-value="0">
            <text:p>0</text:p>
          </table:table-cell>
          <table:table-cell table:style-name="ce17" office:value-type="float" office:value="0.00000001101">
            <text:p>0,0000000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1.455cm" draw:caption-point-x="-31.021cm" draw:caption-point-y="-41.4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01E-07</text:p>
          </table:table-cell>
          <table:table-cell table:formula="oooc:=TEXT([.C90];[.D90])" office:value-type="string" office:string-value="0">
            <text:p>0</text:p>
          </table:table-cell>
          <table:table-cell table:style-name="ce17" office:value-type="float" office:value="0.00000011101">
            <text:p>0,000000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1.926cm" draw:caption-point-x="-31.021cm" draw:caption-point-y="-41.9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01E-06</text:p>
          </table:table-cell>
          <table:table-cell table:formula="oooc:=TEXT([.C91];[.D91])" office:value-type="string" office:string-value="0">
            <text:p>0</text:p>
          </table:table-cell>
          <table:table-cell table:style-name="ce17" office:value-type="float" office:value="0.00000111101">
            <text:p>0,00000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2.396cm" draw:caption-point-x="-31.021cm" draw:caption-point-y="-42.39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1E-05</text:p>
          </table:table-cell>
          <table:table-cell table:formula="oooc:=TEXT([.C92];[.D92])" office:value-type="string" office:string-value="0">
            <text:p>0</text:p>
          </table:table-cell>
          <table:table-cell table:style-name="ce17" office:value-type="float" office:value="0.00001111101">
            <text:p>0,0000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2.867cm" draw:caption-point-x="-31.021cm" draw:caption-point-y="-42.86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93];[.D93])" office:value-type="string" office:string-value="0">
            <text:p>0</text:p>
          </table:table-cell>
          <table:table-cell table:style-name="ce17" office:value-type="float" office:value="0.00011111101">
            <text:p>0,000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3.338cm" draw:caption-point-x="-31.021cm" draw:caption-point-y="-43.33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94];[.D94])" office:value-type="string" office:string-value="0">
            <text:p>0</text:p>
          </table:table-cell>
          <table:table-cell table:style-name="ce17" office:value-type="float" office:value="0.00111111101">
            <text:p>0,00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3.809cm" draw:caption-point-x="-31.021cm" draw:caption-point-y="-43.80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95];[.D95])" office:value-type="string" office:string-value="0,01">
            <text:p>0,01</text:p>
          </table:table-cell>
          <table:table-cell table:style-name="ce17" office:value-type="float" office:value="0.01111111101">
            <text:p>0,0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4.28cm" draw:caption-point-x="-31.021cm" draw:caption-point-y="-44.2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96];[.D96])" office:value-type="string" office:string-value="0,11">
            <text:p>0,11</text:p>
          </table:table-cell>
          <table:table-cell table:style-name="ce17" office:value-type="float" office:value="0.11111111101">
            <text:p>0,1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4.751cm" draw:caption-point-x="-31.021cm" draw:caption-point-y="-44.75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.9E-10</text:p>
          </table:table-cell>
          <table:table-cell table:formula="oooc:=TEXT([.C97];[.D97])" office:value-type="string" office:string-value="0">
            <text:p>0</text:p>
          </table:table-cell>
          <table:table-cell table:style-name="ce17" office:value-type="float" office:value="0.00000000099">
            <text:p>0,000000000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5.222cm" draw:caption-point-x="-31.021cm" draw:caption-point-y="-45.22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99E-09</text:p>
          </table:table-cell>
          <table:table-cell table:formula="oooc:=TEXT([.C98];[.D98])" office:value-type="string" office:string-value="0">
            <text:p>0</text:p>
          </table:table-cell>
          <table:table-cell table:style-name="ce17" office:value-type="float" office:value="0.00000000199">
            <text:p>0,00000000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5.693cm" draw:caption-point-x="-31.021cm" draw:caption-point-y="-45.69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99E-08</text:p>
          </table:table-cell>
          <table:table-cell table:formula="oooc:=TEXT([.C99];[.D99])" office:value-type="string" office:string-value="0">
            <text:p>0</text:p>
          </table:table-cell>
          <table:table-cell table:style-name="ce17" office:value-type="float" office:value="0.00000001199">
            <text:p>0,0000000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6.164cm" draw:caption-point-x="-31.021cm" draw:caption-point-y="-46.1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99E-07</text:p>
          </table:table-cell>
          <table:table-cell table:formula="oooc:=TEXT([.C100];[.D100])" office:value-type="string" office:string-value="0">
            <text:p>0</text:p>
          </table:table-cell>
          <table:table-cell table:style-name="ce17" office:value-type="float" office:value="0.00000011199">
            <text:p>0,000000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6.635cm" draw:caption-point-x="-31.021cm" draw:caption-point-y="-46.63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99E-06</text:p>
          </table:table-cell>
          <table:table-cell table:formula="oooc:=TEXT([.C101];[.D101])" office:value-type="string" office:string-value="0">
            <text:p>0</text:p>
          </table:table-cell>
          <table:table-cell table:style-name="ce17" office:value-type="float" office:value="0.00000111199">
            <text:p>0,00000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7.106cm" draw:caption-point-x="-31.021cm" draw:caption-point-y="-47.10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2E-05</text:p>
          </table:table-cell>
          <table:table-cell table:formula="oooc:=TEXT([.C102];[.D102])" office:value-type="string" office:string-value="0">
            <text:p>0</text:p>
          </table:table-cell>
          <table:table-cell table:style-name="ce17" office:value-type="float" office:value="0.00001111199">
            <text:p>0,0000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7.577cm" draw:caption-point-x="-31.021cm" draw:caption-point-y="-47.5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2</text:p>
          </table:table-cell>
          <table:table-cell table:formula="oooc:=TEXT([.C103];[.D103])" office:value-type="string" office:string-value="0">
            <text:p>0</text:p>
          </table:table-cell>
          <table:table-cell table:style-name="ce17" office:value-type="float" office:value="0.00011111199">
            <text:p>0,000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8.048cm" draw:caption-point-x="-31.021cm" draw:caption-point-y="-48.0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2</text:p>
          </table:table-cell>
          <table:table-cell table:formula="oooc:=TEXT([.C104];[.D104])" office:value-type="string" office:string-value="0">
            <text:p>0</text:p>
          </table:table-cell>
          <table:table-cell table:style-name="ce17" office:value-type="float" office:value="0.00111111199">
            <text:p>0,00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8.519cm" draw:caption-point-x="-31.021cm" draw:caption-point-y="-48.51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2</text:p>
          </table:table-cell>
          <table:table-cell table:formula="oooc:=TEXT([.C105];[.D105])" office:value-type="string" office:string-value="0,01">
            <text:p>0,01</text:p>
          </table:table-cell>
          <table:table-cell table:style-name="ce17" office:value-type="float" office:value="0.01111111199">
            <text:p>0,0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8.99cm" draw:caption-point-x="-31.021cm" draw:caption-point-y="-48.9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2</text:p>
          </table:table-cell>
          <table:table-cell table:formula="oooc:=TEXT([.C106];[.D106])" office:value-type="string" office:string-value="0,11">
            <text:p>0,11</text:p>
          </table:table-cell>
          <table:table-cell table:style-name="ce17" office:value-type="float" office:value="0.11111111199">
            <text:p>0,1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74cm" svg:height="2.014cm" svg:x="31.021cm" svg:y="49.461cm" draw:caption-point-x="-31.021cm" draw:caption-point-y="-49.46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107];[.D107])" office:value-type="string" office:string-value="0">
            <text:p>0</text:p>
          </table:table-cell>
          <table:table-cell table:style-name="ce10" office:value-type="string">
            <text:p>AaBbCcDd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108];[.D108])" office:value-type="string" office:string-value="0">
            <text:p>0</text:p>
          </table:table-cell>
          <table:table-cell table:style-name="ce10" office:value-type="string">
            <text:p>АаБбВвГгДд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'234.35</text:p>
          </table:table-cell>
          <table:table-cell table:formula="oooc:=FIXED([.C110])" office:value-type="string" office:string-value="1 234,35">
            <text:p>1 234,35</text:p>
          </table:table-cell>
          <table:table-cell table:style-name="ce7" office:value-type="float" office:value="1234.3456">
            <text:p>1234,35</text:p>
          </table:table-cell>
          <table:table-cell table:style-name="ce7" table:number-columns-repeated="2"/>
          <table:table-cell table:style-name="ce18"/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.340</text:p>
          </table:table-cell>
          <table:table-cell table:formula="oooc:=FIXED([.C111];[.D111])" office:value-type="string" office:string-value="12,340">
            <text:p>12,340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'345.340</text:p>
          </table:table-cell>
          <table:table-cell table:formula="oooc:=FIXED([.C112];[.D112])" office:value-type="string" office:string-value="12 345,340">
            <text:p>12 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'456'789.123</text:p>
          </table:table-cell>
          <table:table-cell table:formula="oooc:=FIXED([.C113];[.D113])" office:value-type="string" office:string-value="123 456 789,123">
            <text:p>123 456 789,123</text:p>
          </table:table-cell>
          <table:table-cell table:style-name="ce7" office:value-type="float" office:value="123456789.123456">
            <text:p>123456789,12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'300</text:p>
          </table:table-cell>
          <table:table-cell table:formula="oooc:=FIXED([.C114];[.D114])" office:value-type="string" office:string-value="12 300">
            <text:p>12 30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.340</text:p>
          </table:table-cell>
          <table:table-cell table:formula="oooc:=FIXED([.C115];[.D115];[.E115])" office:value-type="string" office:string-value="12345,340">
            <text:p>12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'345.340</text:p>
          </table:table-cell>
          <table:table-cell table:formula="oooc:=FIXED([.C116];[.D116];[.E116])" office:value-type="string" office:string-value="12 345,340">
            <text:p>12 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'234'567'891'234.56</text:p>
          </table:table-cell>
          <table:table-cell table:formula="oooc:=FIXED([.C117];[.D117];[.E117])" office:value-type="string" office:string-value="1 234 567 891 234,56">
            <text:p>1 234 567 891 234,56</text:p>
          </table:table-cell>
          <table:table-cell table:style-name="ce7" office:value-type="float" office:value="1234567891234.56">
            <text:p>1234567891234,56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'456'789'123'400.00</text:p>
          </table:table-cell>
          <table:table-cell table:formula="oooc:=FIXED([.C118];[.D118];[.E118])" office:value-type="string" office:string-value="123 456 789 123 400,00">
            <text:p>123 456 789 123 400,00</text:p>
          </table:table-cell>
          <table:table-cell table:style-name="ce7" office:value-type="float" office:value="123456789123400">
            <text:p>123456789123400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'234.6</text:p>
          </table:table-cell>
          <table:table-cell table:formula="oooc:=FIXED([.C119];[.D119])" office:value-type="string" office:string-value="1 234,6">
            <text:p>1 234,6</text:p>
          </table:table-cell>
          <table:table-cell table:style-name="ce7" office:value-type="float" office:value="1234.567">
            <text:p>1234,57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'230</text:p>
          </table:table-cell>
          <table:table-cell table:formula="oooc:=FIXED([.C120];[.D120])" office:value-type="string" office:string-value="-1 230">
            <text:p>-1 230</text:p>
          </table:table-cell>
          <table:table-cell table:style-name="ce7" office:value-type="float" office:value="-1234.567">
            <text:p>-1234,57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21];[.D121];[.E121])" office:value-type="string" office:string-value="1230">
            <text:p>1230</text:p>
          </table:table-cell>
          <table:table-cell table:style-name="ce7" office:value-type="float" office:value="1234.567">
            <text:p>1234,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22];[.D122];[.E122])" office:value-type="string" office:string-value="-1230">
            <text:p>-1230</text:p>
          </table:table-cell>
          <table:table-cell table:style-name="ce7" office:value-type="float" office:value="-1234.567">
            <text:p>-1234,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5" office:value-type="string">
            <text:p>SFr. 123.00</text:p>
          </table:table-cell>
          <table:table-cell table:style-name="Default" table:formula="oooc:=DOLLAR([.C124])" office:value-type="string" office:string-value="123,00руб.">
            <text:p>123,00руб.</text:p>
          </table:table-cell>
          <table:table-cell table:style-name="ce7" office:value-type="float" office:value="123">
            <text:p>123</text:p>
          </table:table-cell>
          <table:table-cell table:style-name="ce7" table:number-columns-repeated="2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5" office:value-type="string">
            <text:p>SFr.-1'234.57</text:p>
          </table:table-cell>
          <table:table-cell table:style-name="Default" table:formula="oooc:=DOLLAR([.C125])" office:value-type="string" office:string-value="-1 234,57руб.">
            <text:p>-1 234,57руб.</text:p>
          </table:table-cell>
          <table:table-cell table:style-name="ce7" office:value-type="float" office:value="-1234.567">
            <text:p>-1234,57</text:p>
          </table:table-cell>
          <table:table-cell table:style-name="ce7" table:number-columns-repeated="2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3"/>
          <table:table-cell table:style-name="Default" table:number-columns-repeated="4"/>
          <table:table-cell table:style-name="ce22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SFr. 123'000</text:p>
          </table:table-cell>
          <table:table-cell table:style-name="Default" table:formula="oooc:=DOLLAR([.C127];[.D127])" office:value-type="string" office:string-value="123 000руб.">
            <text:p>123 000руб.</text:p>
          </table:table-cell>
          <table:table-cell table:style-name="ce7" office:value-type="float" office:value="123345.2346">
            <text:p>123345,23</text:p>
          </table:table-cell>
          <table:table-cell table:style-name="ce7" office:value-type="float" office:value="-3">
            <text:p>-3</text:p>
          </table:table-cell>
          <table:table-cell table:style-name="ce7"/>
          <table:table-cell table:style-name="ce19" table:number-columns-repeated="4"/>
          <table:table-cell table:style-name="ce22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SFr. 12'345.340</text:p>
          </table:table-cell>
          <table:table-cell table:style-name="Default" table:formula="oooc:=DOLLAR([.C128];[.D128])" office:value-type="string" office:string-value="12 345,340руб.">
            <text:p>12 345,340руб.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9" table:number-columns-repeated="4"/>
          <table:table-cell table:style-name="ce22" office:value-type="float" office:value="2">
            <text:p>2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 table:number-rows-repeated="12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9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8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2"/>
          <table:table-cell table:style-name="ce7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6513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91">
      <number:number number:decimal-places="2" number:min-integer-digits="1" number:grouping="true"/>
      <number:text>SFr.</number:text>
    </number:number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5" number:min-integer-digits="1"/>
    </number:number-style>
    <number:number-style style:name="N194">
      <number:number number:decimal-places="20" number:min-integer-digits="1"/>
    </number:number-style>
    <number:number-style style:name="N195">
      <number:number number:decimal-places="11" number:min-integer-digits="1"/>
    </number:number-style>
    <number:number-style style:name="N196">
      <number:number number:decimal-places="19" number:min-integer-digits="1"/>
    </number:number-style>
    <number:number-style style:name="N198P0" style:volatile="true">
      <number:text> </number:text>
      <number:number number:decimal-places="0" number:min-integer-digits="1" number:grouping="true"/>
      <number:text> </number:text>
    </number:number-style>
    <number:number-style style:name="N198P1" style:volatile="true">
      <number:text> -</number:text>
      <number:number number:decimal-places="0" number:min-integer-digits="1" number:grouping="true"/>
      <number:text> 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 </number:text>
      <number:number number:decimal-places="2" number:min-integer-digits="1" number:grouping="true"/>
      <number:text> </number:text>
    </number:number-style>
    <number:number-style style:name="N200P1" style:volatile="true">
      <number:text> -</number:text>
      <number:number number:decimal-places="2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 </number:text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 </number:text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number number: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integer-digits="1" number:grouping="true"/>
      <number:text> € </number:text>
    </number:number-style>
    <number:number-style style:name="N206P2" style:volatile="true">
      <number:text> -</number:text>
      <number:number number: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</number:text>
      <number:number number:decimal-places="2" number:min-integer-digits="1" number:grouping="true"/>
      <number:text>    </number:text>
    </number:number-style>
    <number:number-style style:name="N208P1" style:volatile="true">
      <number:text>-</number:text>
      <number:number number:decimal-places="2" number:min-integer-digits="1" number:grouping="true"/>
      <number:text>    </number:text>
    </number:number-style>
    <number:number-style style:name="N208P2" style:volatile="true">
      <number:text> -</number:text>
      <number:number number:decimal-places="0" number:min-integer-digits="0"/>
      <number:text>   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-</number:text>
      <number:number number:decimal-places="3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4" number:min-integer-digits="1" number:grouping="true"/>
      <number:text> </number:text>
    </number:number-style>
    <number:number-style style:name="N212P1" style:volatile="true">
      <number:text> -</number:text>
      <number:number number:decimal-places="4" number:min-integer-digits="1" number:grouping="true"/>
      <number:text> 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</number:text>
      <number:number number:decimal-places="5" number:min-integer-digits="1" number:grouping="true"/>
      <number:text> </number:text>
    </number:number-style>
    <number:number-style style:name="N214P1" style:volatile="true">
      <number:text> -</number:text>
      <number:number number:decimal-places="5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6" number:min-integer-digits="1" number:grouping="true"/>
      <number:text> </number:text>
    </number:number-style>
    <number:number-style style:name="N216P1" style:volatile="true">
      <number:text> -</number:text>
      <number:number number:decimal-places="6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 </number:text>
      <number:number number:decimal-places="1" number:min-integer-digits="1" number:grouping="true"/>
      <number:text> </number:text>
    </number:number-style>
    <number:number-style style:name="N218P1" style:volatile="true">
      <number:text> -</number:text>
      <number:number number:decimal-places="1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0" number:min-integer-digits="1" number:grouping="true"/>
      <number:text> </number:text>
    </number:number-style>
    <number:number-style style:name="N219P1" style:volatile="true">
      <number:text> -</number:text>
      <number:number number:decimal-places="0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$</number:text>
      <number:number number:decimal-places="0" number:min-integer-digits="1" number:grouping="true"/>
      <number:text> </number:text>
    </number:number-style>
    <number:number-style style:name="N221">
      <number:text>($</number:text>
      <number:number number: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$</number:text>
      <number:number number:decimal-places="0" number:min-integer-digits="1" number:grouping="true"/>
      <number:text> </number:text>
    </number:number-style>
    <number:number-style style:name="N2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4P0" style:volatile="true">
      <number:text>$</number:text>
      <number:number number:decimal-places="2" number:min-integer-digits="1" number:grouping="true"/>
      <number:text> </number:text>
    </number:number-style>
    <number:number-style style:name="N224">
      <number:text>($</number:text>
      <number:number number: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$</number:text>
      <number:number number:decimal-places="2" number:min-integer-digits="1" number:grouping="true"/>
      <number:text> </number:text>
    </number:number-style>
    <number:number-style style:name="N2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7P0" style:volatile="true">
      <number:text> </number:text>
      <number:number number:decimal-places="0" number:min-integer-digits="1" number:grouping="true"/>
      <number:text> </number:text>
    </number:number-style>
    <number:number-style style:name="N227P1" style:volatile="true">
      <number:text> (</number:text>
      <number:number number:decimal-places="0" number:min-integer-digits="1" number:grouping="true"/>
      <number:text>)</number:text>
    </number:number-style>
    <number:number-style style:name="N227P2" style:volatile="true">
      <number:text> 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text> </number:text>
      <number:number number:decimal-places="2" number:min-integer-digits="1" number:grouping="true"/>
      <number:text> </number:text>
    </number:number-style>
    <number:number-style style:name="N233P1" style:volatile="true">
      <number:text> (</number:text>
      <number:number number:decimal-places="2" number:min-integer-digits="1" number:grouping="true"/>
      <number:text>)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text>SFr. </number:text>
      <number:number number:decimal-places="0" number:min-integer-digits="1" number:grouping="true"/>
    </number:number-style>
    <number:number-style style:name="N238">
      <number:text>SFr. -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SFr. </number:text>
      <number:number number:decimal-places="0" number:min-integer-digits="1" number:grouping="true"/>
    </number:number-style>
    <number:number-style style:name="N239">
      <style:text-properties fo:color="#ff0000"/>
      <number:text>SFr. -</number:text>
      <number:number number:decimal-places="0" number:min-integer-digits="1" number:grouping="true"/>
      <style:map style:condition="value()&gt;=0" style:apply-style-name="N239P0"/>
    </number:number-style>
    <number:number-style style:name="N240P0" style:volatile="true">
      <number:text>SFr. </number:text>
      <number:number number:decimal-places="2" number:min-integer-digits="1" number:grouping="true"/>
    </number:number-style>
    <number:number-style style:name="N240">
      <number:text>SFr. -</number:text>
      <number:number number:decimal-places="2" number:min-integer-digits="1" number:grouping="true"/>
      <style:map style:condition="value()&gt;=0" style:apply-style-name="N240P0"/>
    </number:number-style>
    <number:number-style style:name="N241P0" style:volatile="true">
      <number:text>SFr. </number:text>
      <number:number number:decimal-places="2" number:min-integer-digits="1" number:grouping="true"/>
    </number:number-style>
    <number:number-style style:name="N241">
      <style:text-properties fo:color="#ff0000"/>
      <number:text>SFr. -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 </number:text>
      <number:number number:decimal-places="0" number:min-integer-digits="1" number:grouping="true"/>
      <number:text> </number:text>
    </number:number-style>
    <number:number-style style:name="N242P1" style:volatile="true">
      <number:text> -</number:text>
      <number:number number:decimal-places="0" number:min-integer-digits="1" number:grouping="true"/>
      <number:text> </number:text>
    </number:number-style>
    <number:number-style style:name="N242P2" style:volatile="true">
      <number:text> -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text> SFr. </number:text>
      <number:number number:decimal-places="0" number:min-integer-digits="1" number:grouping="true"/>
      <number:text> </number:text>
    </number:number-style>
    <number:number-style style:name="N243P1" style:volatile="true">
      <number:text> SFr. -</number:text>
      <number:number number:decimal-places="0" number:min-integer-digits="1" number:grouping="true"/>
      <number:text> </number:text>
    </number:number-style>
    <number:number-style style:name="N243P2" style:volatile="true">
      <number:text> SFr. -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text> </number:text>
      <number:number number:decimal-places="2" number:min-integer-digits="1" number:grouping="true"/>
      <number:text> </number:text>
    </number:number-style>
    <number:number-style style:name="N244P1" style:volatile="true">
      <number:text> -</number:text>
      <number:number number:decimal-places="2" number:min-integer-digits="1" number:grouping="true"/>
      <number:text> </number:text>
    </number:number-style>
    <number:number-style style:name="N244P2" style:volatile="true">
      <number:text> -</number:text>
      <number:number number:decimal-places="0" number:min-integer-digits="0"/>
      <number:text>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SFr. </number:text>
      <number:number number:decimal-places="2" number:min-integer-digits="1" number:grouping="true"/>
      <number:text> </number:text>
    </number:number-style>
    <number:number-style style:name="N245P1" style:volatile="true">
      <number:text> SFr. -</number:text>
      <number:number number:decimal-places="2" number:min-integer-digits="1" number:grouping="true"/>
      <number:text> </number:text>
    </number:number-style>
    <number:number-style style:name="N245P2" style:volatile="true">
      <number:text> SFr. -</number:text>
      <number:number number:decimal-places="0" number:min-integer-digits="0"/>
      <number:text>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scientific-number number:decimal-places="1" number:min-integer-digits="3" number:min-exponent-digits="1"/>
    </number:number-style>
    <number:number-style style:name="N247P0" style:volatile="true">
      <number:number number:decimal-places="0" number:min-integer-digits="1" number:grouping="true"/>
      <number:text> €</number:text>
    </number:number-style>
    <number:number-style style:name="N247">
      <number:text>-</number:text>
      <number:number number:decimal-places="0" number:min-integer-digits="1" number:grouping="true"/>
      <number:text> €</number:text>
      <style:map style:condition="value()&gt;=0" style:apply-style-name="N247P0"/>
    </number:number-style>
    <number:number-style style:name="N248P0" style:volatile="true">
      <number:number number:decimal-places="0" number:min-integer-digits="1" number:grouping="true"/>
      <number:text> €</number:text>
    </number:number-style>
    <number:number-style style:name="N24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48P0"/>
    </number:number-style>
    <number:number-style style:name="N249P0" style:volatile="true">
      <number:number number:decimal-places="2" number:min-integer-digits="1" number:grouping="true"/>
      <number:text> €</number:text>
    </number:number-style>
    <number:number-style style:name="N249">
      <number:text>-</number:text>
      <number:number number:decimal-places="2" number:min-integer-digits="1" number:grouping="true"/>
      <number:text> €</number:text>
      <style:map style:condition="value()&gt;=0" style:apply-style-name="N249P0"/>
    </number:number-style>
    <number:number-style style:name="N250P0" style:volatile="true">
      <number:number number:decimal-places="2" number:min-integer-digits="1" number:grouping="true"/>
      <number:text> €</number:text>
    </number:number-style>
    <number:number-style style:name="N25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50P0"/>
    </number:number-style>
    <number:number-style style:name="N251P0" style:volatile="true">
      <number:text> </number:text>
      <number:number number:decimal-places="0" number:min-integer-digits="1" number:grouping="true"/>
      <number:text> € </number:text>
    </number:number-style>
    <number:number-style style:name="N251P1" style:volatile="true">
      <number:text>-</number:text>
      <number:number number:decimal-places="0" number:min-integer-digits="1" number:grouping="true"/>
      <number:text> € </number:text>
    </number:number-style>
    <number:number-style style:name="N251P2" style:volatile="true">
      <number:text> - € </number:text>
    </number:number-style>
    <number:text-style style:name="N251">
      <number:text> </number:text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number:text> </number:text>
      <number:number number:decimal-places="0" number:min-integer-digits="1" number:grouping="true"/>
      <number:text>    </number:text>
    </number:number-style>
    <number:number-style style:name="N252P1" style:volatile="true">
      <number:text>-</number:text>
      <number:number number:decimal-places="0" number:min-integer-digits="1" number:grouping="true"/>
      <number:text>    </number:text>
    </number:number-style>
    <number:number-style style:name="N252P2" style:volatile="true">
      <number:text> -   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number number:decimal-places="2" number:min-integer-digits="1" number:grouping="true"/>
      <number:text>    </number:text>
    </number:number-style>
    <number:number-style style:name="N254P1" style:volatile="true">
      <number:text>-</number:text>
      <number:number number:decimal-places="2" number:min-integer-digits="1" number:grouping="true"/>
      <number:text>    </number:text>
    </number:number-style>
    <number:number-style style:name="N254P2" style:volatile="true">
      <number:text> -</number:text>
      <number:number number:decimal-places="0" number:min-integer-digits="0"/>
      <number:text>   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text> </number:text>
      <number:number number:decimal-places="3" number:min-integer-digits="1" number:grouping="true"/>
      <number:text> </number:text>
    </number:number-style>
    <number:number-style style:name="N255P1" style:volatile="true">
      <number:text> -</number:text>
      <number:number number:decimal-places="3" number:min-integer-digits="1" number:grouping="true"/>
      <number:text> </number:text>
    </number:number-style>
    <number:number-style style:name="N255P2" style:volatile="true">
      <number:text> -</number:text>
      <number:number number:decimal-places="0" number:min-integer-digits="0"/>
      <number:text> </number:text>
    </number:number-style>
    <number:text-style style:name="N255">
      <number:text> </number:text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number:text> </number:text>
      <number:number number:decimal-places="4" number:min-integer-digits="1" number:grouping="true"/>
      <number:text> </number:text>
    </number:number-style>
    <number:number-style style:name="N256P1" style:volatile="true">
      <number:text> -</number:text>
      <number:number number:decimal-places="4" number:min-integer-digits="1" number:grouping="true"/>
      <number:text> </number:text>
    </number:number-style>
    <number:number-style style:name="N256P2" style:volatile="true">
      <number:text> -</number:text>
      <number:number number:decimal-places="0" number:min-integer-digits="0"/>
      <number:text>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text> </number:text>
      <number:number number:decimal-places="5" number:min-integer-digits="1" number:grouping="true"/>
      <number:text> </number:text>
    </number:number-style>
    <number:number-style style:name="N257P1" style:volatile="true">
      <number:text> -</number:text>
      <number:number number:decimal-places="5" number:min-integer-digits="1" number:grouping="true"/>
      <number:text> </number:text>
    </number:number-style>
    <number:number-style style:name="N257P2" style:volatile="true">
      <number:text> -</number:text>
      <number:number number:decimal-places="0" number:min-integer-digits="0"/>
      <number:text>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P0" style:volatile="true">
      <number:text> </number:text>
      <number:number number:decimal-places="6" number:min-integer-digits="1" number:grouping="true"/>
      <number:text> </number:text>
    </number:number-style>
    <number:number-style style:name="N258P1" style:volatile="true">
      <number:text> -</number:text>
      <number:number number:decimal-places="6" number:min-integer-digits="1" number:grouping="true"/>
      <number:text> </number:text>
    </number:number-style>
    <number:number-style style:name="N258P2" style:volatile="true">
      <number:text> -</number:text>
      <number:number number:decimal-places="0" number:min-integer-digits="0"/>
      <number:text> </number:text>
    </number:number-style>
    <number:text-style style:name="N258">
      <number:text> </number:text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 </number:text>
      <number:number number:decimal-places="1" number:min-integer-digits="1" number:grouping="true"/>
      <number:text> </number:text>
    </number:number-style>
    <number:number-style style:name="N259P1" style:volatile="true">
      <number:text> -</number:text>
      <number:number number:decimal-places="1" number:min-integer-digits="1" number:grouping="true"/>
      <number:text> </number:text>
    </number:number-style>
    <number:number-style style:name="N259P2" style:volatile="true">
      <number:text> -</number:text>
      <number:number number:decimal-places="0" number:min-integer-digits="0"/>
      <number:text>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</number:text>
      <number:number number:decimal-places="0" number:min-integer-digits="1" number:grouping="true"/>
      <number:text> </number:text>
    </number:number-style>
    <number:number-style style:name="N260P1" style:volatile="true">
      <number:text> -</number:text>
      <number:number number:decimal-places="0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Yes</number:text>
    </number:number-style>
    <number:number-style style:name="N261P1" style:volatile="true">
      <number:text>Yes</number:text>
    </number:number-style>
    <number:number-style style:name="N261">
      <number:text>No</number:text>
      <style:map style:condition="value()&gt;0" style:apply-style-name="N261P0"/>
      <style:map style:condition="value()&lt;0" style:apply-style-name="N261P1"/>
    </number:number-style>
    <number:number-style style:name="N262P0" style:volatile="true">
      <number:text>True</number:text>
    </number:number-style>
    <number:number-style style:name="N262P1" style:volatile="true">
      <number:text>True</number:text>
    </number:number-style>
    <number:number-style style:name="N262">
      <number:text>False</number:text>
      <style:map style:condition="value()&gt;0" style:apply-style-name="N262P0"/>
      <style:map style:condition="value()&lt;0" style:apply-style-name="N262P1"/>
    </number:number-style>
    <number:number-style style:name="N263P0" style:volatile="true">
      <number:text>On</number:text>
    </number:number-style>
    <number:number-style style:name="N263P1" style:volatile="true">
      <number:text>On</number:text>
    </number:number-style>
    <number:number-style style:name="N263">
      <number:text>Off</number:text>
      <style:map style:condition="value()&gt;0" style:apply-style-name="N263P0"/>
      <style:map style:condition="value()&lt;0" style:apply-style-name="N263P1"/>
    </number:number-style>
    <number:currency-style style:name="N2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4P0"/>
    </number:currency-style>
    <number:date-style style:name="N265">
      <number:day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4">14.12.2007</text:date>, <text:time>17:5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5-11-22T22:05:38</meta:creation-date>
    <dc:creator>Boris Samsonov</dc:creator>
    <dc:date>2007-12-14T17:58:32</dc:date>
    <dc:language>ru-RU</dc:language>
    <meta:editing-cycles>6</meta:editing-cycles>
    <meta:editing-duration>PT10M40S</meta:editing-duration>
    <meta:user-defined meta:name="Info 1"/>
    <meta:user-defined meta:name="Info 2"/>
    <meta:user-defined meta:name="Info 3"/>
    <meta:user-defined meta:name="Info 4"/>
    <meta:document-statistic meta:table-count="1" meta:cell-count="636"/>
  </office:meta>
</office:document-meta>
</file>